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9479in" fo:margin-left="1.025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2.5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thology</text:p>
      <text:p text:style-name="P1"/>
      <text:p text:style-name="P2">Short definition: A traditional sacred story, typically revolving around the actions of gods or heroes. Often, a myth explains a natural phenomenon or a cultural practice.</text:p>
      <text:p text:style-name="P2"/>
      <text:p text:style-name="P2">A myth has five features:</text:p>
      <text:list xml:id="list30229785" text:style-name="L1">
        <text:list-item>
          <text:p text:style-name="P3">Religious story with GODS and HEROES.</text:p>
        </text:list-item>
        <text:list-item>
          <text:p text:style-name="P3">Explains the origin of things</text:p>
        </text:list-item>
        <text:list-item>
          <text:p text:style-name="P3">A myth is part of an entire group of stories. A character from one myth often appears in other myths.</text:p>
        </text:list-item>
        <text:list-item>
          <text:p text:style-name="P3">A myth is a story that at one time was believed to be essentially true.</text:p>
        </text:list-item>
        <text:list-item>
          <text:p text:style-name="P3">There is no single author of any myth. Myths were handed down by oral tradition. There is usually many versions of any given myth.</text:p>
        </text:list-item>
      </text:list>
      <text:p text:style-name="P2"/>
      <text:p text:style-name="P2">There is often no standard spelling for names of various characters, people, and places.</text:p>
      <text:list xml:id="list30276494" text:style-name="L2">
        <text:list-item>
          <text:p text:style-name="P4">Hercules = Herakles</text:p>
        </text:list-item>
        <text:list-item>
          <text:p text:style-name="P4">Cyclops = Cyclopes = Cyklops</text:p>
        </text:list-item>
      </text:list>
      <text:p text:style-name="P2"/>
      <text:p text:style-name="P2">Romans took Greek myths and changed some names and stories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Greek Name</text:p>
          </table:table-cell>
          <table:table-cell table:style-name="Table1.B1" office:value-type="string">
            <text:p text:style-name="P6">Roman Name</text:p>
          </table:table-cell>
        </table:table-row>
        <table:table-row>
          <table:table-cell table:style-name="Table1.A2" office:value-type="string">
            <text:p text:style-name="P5">Zeus</text:p>
          </table:table-cell>
          <table:table-cell table:style-name="Table1.B2" office:value-type="string">
            <text:p text:style-name="P5">Jupiter</text:p>
          </table:table-cell>
        </table:table-row>
        <table:table-row>
          <table:table-cell table:style-name="Table1.A2" office:value-type="string">
            <text:p text:style-name="P5">Poseidon</text:p>
          </table:table-cell>
          <table:table-cell table:style-name="Table1.B2" office:value-type="string">
            <text:p text:style-name="P5">Neptune</text:p>
          </table:table-cell>
        </table:table-row>
        <table:table-row>
          <table:table-cell table:style-name="Table1.A2" office:value-type="string">
            <text:p text:style-name="P5">Hades</text:p>
          </table:table-cell>
          <table:table-cell table:style-name="Table1.B2" office:value-type="string">
            <text:p text:style-name="P5">Pluto</text:p>
          </table:table-cell>
        </table:table-row>
        <table:table-row>
          <table:table-cell table:style-name="Table1.A2" office:value-type="string">
            <text:p text:style-name="P5">Phoebus Apollo</text:p>
          </table:table-cell>
          <table:table-cell table:style-name="Table1.B2" office:value-type="string">
            <text:p text:style-name="P5">Apollo</text:p>
          </table:table-cell>
        </table:table-row>
        <table:table-row>
          <table:table-cell table:style-name="Table1.A2" office:value-type="string">
            <text:p text:style-name="P5">Hera</text:p>
          </table:table-cell>
          <table:table-cell table:style-name="Table1.B2" office:value-type="string">
            <text:p text:style-name="P5">Juno</text:p>
          </table:table-cell>
        </table:table-row>
        <table:table-row>
          <table:table-cell table:style-name="Table1.A2" office:value-type="string">
            <text:p text:style-name="P5">Persephone</text:p>
          </table:table-cell>
          <table:table-cell table:style-name="Table1.B2" office:value-type="string">
            <text:p text:style-name="P5">Persipina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3T10:06:03.85</meta:creation-date>
    <dc:date>2012-09-03T10:18:07.61</dc:date>
    <meta:editing-duration>P0D</meta:editing-duration>
    <meta:editing-cycles>1</meta:editing-cycles>
    <meta:document-statistic meta:table-count="1" meta:image-count="0" meta:object-count="0" meta:page-count="1" meta:paragraph-count="26" meta:word-count="158" meta:character-count="877" meta:non-whitespace-character-count="752"/>
    <meta:generator>LibreOffice/3.5$Windows_x86 LibreOffice_project/165a79a-7059095-e13bb37-fef39a4-9503d18</meta:generator>
  </office:meta>
</office:document-meta>
</file>